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5.22mm" svg:height="239.61mm" svg:x="112.89mm" svg:y="0mm">
            <loext:p draw:notify-on-update-of-ranges="Sheet1.A1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Idx (ns)</text:p>
          </table:table-cell>
          <table:table-cell office:value-type="string" calcext:value-type="string">
            <text:p>Append (ns)</text:p>
          </table:table-cell>
          <table:table-cell office:value-type="string" calcext:value-type="string">
            <text:p>Diff (ns)</text:p>
          </table:table-cell>
          <table:table-cell office:value-type="string" calcext:value-type="string">
            <text:p>Diff/el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[.D2]/[.A2]" office:value-type="float" office:value="1.4" calcext:value-type="float">
            <text:p>1.4</text:p>
          </table:table-cell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office:value-type="float" office:value="583" calcext:value-type="float">
            <text:p>583</text:p>
          </table:table-cell>
          <table:table-cell table:formula="of:=[.C3]-[.B3]" office:value-type="float" office:value="136" calcext:value-type="float">
            <text:p>136</text:p>
          </table:table-cell>
          <table:table-cell table:formula="of:=[.D3]/[.A3]" office:value-type="float" office:value="1.36" calcext:value-type="float">
            <text:p>1.36</text:p>
          </table:table-cell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office:value-type="float" office:value="3645" calcext:value-type="float">
            <text:p>3645</text:p>
          </table:table-cell>
          <table:table-cell office:value-type="float" office:value="5069" calcext:value-type="float">
            <text:p>5069</text:p>
          </table:table-cell>
          <table:table-cell table:formula="of:=[.C4]-[.B4]" office:value-type="float" office:value="1424" calcext:value-type="float">
            <text:p>1424</text:p>
          </table:table-cell>
          <table:table-cell table:formula="of:=[.D4]/[.A4]" office:value-type="float" office:value="1.424" calcext:value-type="float">
            <text:p>1.424</text:p>
          </table:table-cell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office:value-type="float" office:value="33344" calcext:value-type="float">
            <text:p>33344</text:p>
          </table:table-cell>
          <table:table-cell office:value-type="float" office:value="51298" calcext:value-type="float">
            <text:p>51298</text:p>
          </table:table-cell>
          <table:table-cell table:formula="of:=[.C5]-[.B5]" office:value-type="float" office:value="17954" calcext:value-type="float">
            <text:p>17954</text:p>
          </table:table-cell>
          <table:table-cell table:formula="of:=[.D5]/[.A5]" office:value-type="float" office:value="1.7954" calcext:value-type="float">
            <text:p>1.7954</text:p>
          </table:table-cell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office:value-type="float" office:value="414337" calcext:value-type="float">
            <text:p>414337</text:p>
          </table:table-cell>
          <table:table-cell office:value-type="float" office:value="613317" calcext:value-type="float">
            <text:p>613317</text:p>
          </table:table-cell>
          <table:table-cell table:formula="of:=[.C6]-[.B6]" office:value-type="float" office:value="198980" calcext:value-type="float">
            <text:p>198980</text:p>
          </table:table-cell>
          <table:table-cell table:formula="of:=[.D6]/[.A6]" office:value-type="float" office:value="1.9898" calcext:value-type="float">
            <text:p>1.9898</text:p>
          </table:table-cell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office:value-type="float" office:value="7199929" calcext:value-type="float">
            <text:p>7199929</text:p>
          </table:table-cell>
          <table:table-cell office:value-type="float" office:value="7431809" calcext:value-type="float">
            <text:p>7431809</text:p>
          </table:table-cell>
          <table:table-cell table:formula="of:=[.C7]-[.B7]" office:value-type="float" office:value="231880" calcext:value-type="float">
            <text:p>231880</text:p>
          </table:table-cell>
          <table:table-cell table:formula="of:=[.D7]/[.A7]" office:value-type="float" office:value="0.23188" calcext:value-type="float">
            <text:p>0.23188</text:p>
          </table:table-cell>
        </table:table-row>
        <table:table-row table:style-name="ro1">
          <table:table-cell table:formula="of:=[.A7]*10" office:value-type="float" office:value="10000000" calcext:value-type="float">
            <text:p>10000000</text:p>
          </table:table-cell>
          <table:table-cell office:value-type="float" office:value="67543411" calcext:value-type="float">
            <text:p>67543411</text:p>
          </table:table-cell>
          <table:table-cell office:value-type="float" office:value="69831189" calcext:value-type="float">
            <text:p>69831189</text:p>
          </table:table-cell>
          <table:table-cell table:formula="of:=[.C8]-[.B8]" office:value-type="float" office:value="2287778" calcext:value-type="float">
            <text:p>2287778</text:p>
          </table:table-cell>
          <table:table-cell table:formula="of:=[.D8]/[.A8]" office:value-type="float" office:value="0.2287778" calcext:value-type="float">
            <text:p>0.2287778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9:49:11.361083832</meta:creation-date>
    <dc:date>2015-09-23T20:09:56.621086152</dc:date>
    <meta:editing-duration>PT20M44S</meta:editing-duration>
    <meta:editing-cycles>4</meta:editing-cycles>
    <meta:generator>LibreOffice/5.0.1.2.0$Linux_X86_64 LibreOffice_project/0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523cm" svg:height="23.962cm" xlink:href=".." xlink:type="simple" chart:class="chart:scatter" chart:style-name="ch1">
        <chart:legend chart:legend-position="end" svg:x="38.307cm" svg:y="11.349cm" style:legend-expansion="high" chart:style-name="ch2"/>
        <chart:plot-area chart:style-name="ch3" table:cell-range-address="Sheet1.A1:Sheet1.C8" chart:data-source-has-labels="both" svg:x="0.83cm" svg:y="0.479cm" svg:width="36.647cm" svg:height="23.004cm">
          <chartooo:coordinate-region svg:x="2.578cm" svg:y="0.721cm" svg:width="34.242cm" svg:height="22.031cm"/>
          <chart:axis chart:dimension="x" chart:name="primary-x" chart:style-name="ch4" chartooo:axis-type="auto">
            <chart:categories table:cell-range-address="Sheet1.A1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1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x (ns)</text:p>
                <draw:g>
                  <svg:desc>Sheet1.B1:Sheet1.B1</svg:desc>
                </draw:g>
              </table:table-cell>
              <table:table-cell office:value-type="string">
                <text:p>Append (n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1:Sheet1.A8</svg:desc>
                </draw:g>
              </table:table-cell>
              <table:table-cell office:value-type="float" office:value="100">
                <text:p>100</text:p>
                <draw:g>
                  <svg:desc>Sheet1.B2:Sheet1.B8</svg:desc>
                </draw:g>
              </table:table-cell>
              <table:table-cell office:value-type="float" office:value="114">
                <text:p>114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45">
                <text:p>3645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344">
                <text:p>33344</text:p>
              </table:table-cell>
              <table:table-cell office:value-type="float" office:value="51298">
                <text:p>512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4337">
                <text:p>414337</text:p>
              </table:table-cell>
              <table:table-cell office:value-type="float" office:value="613317">
                <text:p>6133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199929">
                <text:p>7199929</text:p>
              </table:table-cell>
              <table:table-cell office:value-type="float" office:value="7431809">
                <text:p>74318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7543411">
                <text:p>67543411</text:p>
              </table:table-cell>
              <table:table-cell office:value-type="float" office:value="69831189">
                <text:p>69831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